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00,050,000,000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96,851,000,000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91,370,000,000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87,133,000,000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80,656,000,000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77,148,000,000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73,141,000,000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68,990,000,000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64,328,000,000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62,080,000,000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60,806,300,000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58,603,900,000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52,742,800,000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42,643,836,100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38,203,000,000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35,901,200,000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33,590,500,000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31,682,400,000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30,565,400,000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8,364,615,200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5,736,331,200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5,365,908,100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5,017,368,7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2:24:05.314807924</dc:date>
    <meta:editing-duration>PT1H16M28S</meta:editing-duration>
    <meta:editing-cycles>42</meta:editing-cycles>
    <meta:generator>LibreOffice/7.2.6.2$Linux_X86_64 LibreOffice_project/20$Build-2</meta:generator>
    <meta:document-statistic meta:table-count="1" meta:cell-count="48" meta:object-count="0"/>
  </office:meta>
</office:document-meta>
</file>